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3.90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16.199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401cm" svg:height="1.9cm" draw:transform="rotate (-1.5690509975429) translate (6.2cm 5.2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699cm" svg:height="1.9cm" draw:transform="rotate (-3.1398473243378) translate (21.001cm 5.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4:07:59.803882873</meta:creation-date>
    <dc:date>2020-11-05T12:09:41.127709541</dc:date>
    <meta:editing-duration>PT47M12S</meta:editing-duration>
    <meta:editing-cycles>5</meta:editing-cycles>
    <meta:generator>LibreOffice/6.0.7.3$Linux_X86_64 LibreOffice_project/00m0$Build-3</meta:generator>
    <meta:document-statistic meta:object-count="2"/>
  </office:meta>
</office:document-meta>
</file>